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025cm" fo:margin-left="-0.025cm" fo:margin-right="0cm" table:align="margins"/>
    </style:style>
    <style:style style:name="Table1.A" style:family="table-column">
      <style:table-column-properties style:column-width="6.398cm" style:rel-column-width="3627*"/>
    </style:style>
    <style:style style:name="Table1.B" style:family="table-column">
      <style:table-column-properties style:column-width="4.962cm" style:rel-column-width="2813*"/>
    </style:style>
    <style:style style:name="Table1.C" style:family="table-column">
      <style:table-column-properties style:column-width="5.666cm" style:rel-column-width="3212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Charis SIL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text-properties style:font-name="Charis SIL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Ɔbɛ:</text:p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ɛnl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ɛkp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ɛkpʋ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ɛkpʋn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iag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i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w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ayim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bla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layi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fɛs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op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ɛtat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ɛow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et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be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ɛ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at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e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iblimfo/Abibluf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ɛ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Mbep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iofo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fɔpɛp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fokpi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lakw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po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layibid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Opotsw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lakwɛyi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wanyibi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>Awanyibibɔ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L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aku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gbɛgy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Blawun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srɛnd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Gyang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aka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anyibitɔlɛ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pakp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tafutut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Nt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ɔkl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kɔklɔwu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ʋklʋ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sagy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ian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Kiants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Ɔblakwɛt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ayimbiɔma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ayimbitɔgyo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Wɩab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ɛfwi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ɛdwɩɩ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ɛoputsu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Abɛnfɔ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>Proverb: Abɛ kʋraa menya atɔ fia ɩwɩ.</text:p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ext:soft-page-break/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"/>
          </table:table-cell>
          <table:table-cell table:style-name="Table1.A2" office:value-type="string">
            <text:p text:style-name="P2"/>
          </table:table-cell>
          <table:table-cell table:style-name="Table1.C2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haris SIL" svg:font-family="'Charis SIL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26T11:14:50</meta:creation-date>
    <meta:document-statistic meta:table-count="1" meta:image-count="0" meta:object-count="0" meta:page-count="3" meta:paragraph-count="60" meta:word-count="66" meta:character-count="439"/>
    <dc:date>2012-10-26T11:36:33</dc:date>
    <meta:editing-duration>PT00H06M31S</meta:editing-duration>
    <meta:editing-cycles>1</meta:editing-cycles>
    <meta:generator>OpenOffice.org/3.2$Linux OpenOffice.org_project/320m12$Build-9483</meta:generator>
  </office:meta>
</office:document-meta>
</file>